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textarea-horizontal-align="justify" draw:textarea-vertical-align="middle" draw:auto-grow-height="false" fo:min-height="3.25cm" fo:min-width="6.8cm"/>
    </style:style>
    <style:style style:name="gr2" style:family="graphic" style:parent-style-name="standard">
      <style:graphic-properties svg:stroke-color="#111111" draw:textarea-horizontal-align="justify" draw:textarea-vertical-align="middle" draw:auto-grow-height="false" fo:min-height="1.85cm" fo:min-width="5.7cm"/>
    </style:style>
    <style:style style:name="gr3" style:family="graphic" style:parent-style-name="standard">
      <style:graphic-properties svg:stroke-color="#111111" draw:textarea-horizontal-align="justify" draw:textarea-vertical-align="middle" draw:auto-grow-height="false" fo:min-height="1.95cm" fo:min-width="5cm"/>
    </style:style>
    <style:style style:name="gr4" style:family="graphic" style:parent-style-name="standard">
      <style:graphic-properties svg:stroke-color="#111111" draw:textarea-horizontal-align="justify" draw:textarea-vertical-align="middle" draw:auto-grow-height="false" fo:min-height="1.85cm" fo:min-width="6cm"/>
    </style:style>
    <style:style style:name="gr5" style:family="graphic" style:parent-style-name="standard">
      <style:graphic-properties draw:stroke="solid" svg:stroke-color="#111111" draw:textarea-horizontal-align="justify" draw:textarea-vertical-align="middle" draw:auto-grow-height="false" fo:min-height="2.85cm" fo:min-width="6.6cm"/>
    </style:style>
    <style:style style:name="gr6" style:family="graphic" style:parent-style-name="standard">
      <style:graphic-properties svg:stroke-color="#111111" draw:fill-color="#9999ff" draw:textarea-horizontal-align="justify" draw:textarea-vertical-align="middle" draw:auto-grow-height="false" fo:min-height="1.95cm" fo:min-width="5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25cm" fo:min-width="5.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2.55cm" fo:min-width="5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9999ff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cm" fo:text-align="center"/>
    </style:style>
    <style:style style:name="P7" style:family="paragraph">
      <style:paragraph-properties fo:margin-top="0.1cm" fo:margin-bottom="0cm" fo:text-align="center"/>
      <style:text-properties fo:color="#ffffff"/>
    </style:style>
    <style:style style:name="P8" style:family="paragraph">
      <style:paragraph-properties fo:text-align="center"/>
      <style:text-properties fo:color="#ffffff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7.3cm" svg:height="3.5cm" svg:x="17.2cm" svg:y="8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2.1cm" svg:x="6.5cm" svg:y="7.9cm">
          <text:p text:style-name="P1"><text:span text:style-name="T1">FIL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5cm" svg:height="2.2cm" svg:x="11.6cm" svg:y="16.6cm">
          <text:p text:style-name="P1"><text:span text:style-name="T2">COOMING SO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6.5cm" svg:height="2.1cm" svg:x="18.6cm" svg:y="16.8cm">
          <text:p text:style-name="P1"><text:span text:style-name="T2">LISTINO PREZZI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7.1cm" svg:height="3.1cm" svg:x="17.3cm" svg:y="1.3cm">
          <text:p text:style-name="P1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.6cm" svg:height="2.2cm" svg:x="26.7cm" svg:y="16.8cm">
          <text:p text:style-name="P1"><text:span text:style-name="T2">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cm" svg:height="2.2cm" svg:x="27cm" svg:y="5.6cm">
          <text:p text:style-name="P1"><text:span text:style-name="T2">LOGI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7.2cm" svg:y1="9.75cm" svg:x2="12.7cm" svg:y2="8.95cm" draw:start-shape="id1" draw:start-glue-point="3" draw:end-shape="id2" draw:end-glue-point="1" svg:d="M17200 9750l-4500-800" svg:viewBox="0 0 4501 801">
          <text:p/>
        </draw:connector>
        <draw:connector draw:style-name="gr7" draw:text-style-name="P5" draw:layer="layout" draw:type="line" svg:x1="24.5cm" svg:y1="9.75cm" svg:x2="27cm" svg:y2="6.7cm" draw:start-shape="id1" draw:start-glue-point="1" draw:end-shape="id3" draw:end-glue-point="3" svg:d="M24500 9750l2500-3050" svg:viewBox="0 0 2501 3051">
          <text:p/>
        </draw:connector>
        <draw:connector draw:style-name="gr7" draw:text-style-name="P5" draw:layer="layout" draw:type="line" svg:x1="20.85cm" svg:y1="11.5cm" svg:x2="29.5cm" svg:y2="16.8cm" draw:start-shape="id1" draw:start-glue-point="2" draw:end-shape="id4" draw:end-glue-point="0" svg:d="M20850 11500l8650 5300" svg:viewBox="0 0 8651 5301">
          <text:p/>
        </draw:connector>
        <draw:connector draw:style-name="gr7" draw:text-style-name="P5" draw:layer="layout" draw:type="line" svg:x1="20.85cm" svg:y1="11.5cm" svg:x2="14.35cm" svg:y2="16.6cm" draw:start-shape="id1" draw:start-glue-point="2" draw:end-shape="id5" draw:end-glue-point="0" svg:d="M20850 11500l-6500 5100" svg:viewBox="0 0 6501 5101">
          <text:p/>
        </draw:connector>
        <draw:connector draw:style-name="gr7" draw:text-style-name="P5" draw:layer="layout" draw:type="line" svg:x1="20.85cm" svg:y1="11.5cm" svg:x2="21.85cm" svg:y2="16.8cm" draw:start-shape="id1" draw:start-glue-point="2" draw:end-shape="id6" draw:end-glue-point="0" svg:d="M20850 11500l1000 5300" svg:viewBox="0 0 1001 5301">
          <text:p/>
        </draw:connector>
        <draw:connector draw:style-name="gr7" draw:text-style-name="P5" draw:layer="layout" svg:x1="20.85cm" svg:y1="8cm" svg:x2="20.85cm" svg:y2="4.4cm" draw:start-shape="id1" draw:start-glue-point="0" draw:end-shape="id7" draw:end-glue-point="2" svg:d="M20850 8000v-3600" svg:viewBox="0 0 1 3601">
          <text:p/>
        </draw:connector>
        <draw:custom-shape draw:style-name="gr8" draw:text-style-name="P7" draw:layer="layout" svg:width="6.1cm" svg:height="2.5cm" svg:x="6.3cm" svg:y="12.4cm">
          <text:p text:style-name="P6"><text:span text:style-name="T3">CARRELLO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5cm" svg:y1="10.1cm" svg:x2="10cm" svg:y2="12.3cm">
          <text:p/>
        </draw:line>
        <draw:custom-shape draw:style-name="gr9" draw:text-style-name="P8" draw:layer="layout" svg:width="6.4cm" svg:height="2.8cm" svg:x="28.9cm" svg:y="9.4cm">
          <text:p text:style-name="P1"><text:span text:style-name="T3">REGISTRAZION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4.4cm" svg:y1="11.3cm" svg:x2="28.9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3:06:11.511000000</meta:creation-date>
    <dc:date>2016-07-19T20:26:19.970000000</dc:date>
    <meta:editing-duration>PT19M14S</meta:editing-duration>
    <meta:editing-cycles>6</meta:editing-cycles>
    <meta:generator>LibreOffice/5.0.2.2$Windows_X86_64 LibreOffice_project/37b43f919e4de5eeaca9b9755ed688758a8251fe</meta:generator>
    <meta:document-statistic meta:object-count="17"/>
  </office:meta>
</office:document-meta>
</file>